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65cm"/>
    </style:style>
    <style:style style:name="ro1" style:family="table-row">
      <style:table-row-properties style:row-height="0.7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titulé EUNIS (Louvel et al., 2013 ; Bajjouk et al., 2015 volumes 1 et 2)</text:p>
          </table:table-cell>
          <table:table-cell table:style-name="ce1" office:value-type="string" calcext:value-type="string">
            <text:p>Note de vulnérabilité</text:p>
          </table:table-cell>
          <table:table-cell table:style-name="ce3" office:value-type="string" calcext:value-type="string">
            <text:p>Score de l’habitat</text:p>
          </table:table-cell>
          <table:table-cell table:style-name="ce1" office:value-type="string" calcext:value-type="string">
            <text:p>Nb. de taxons Hab.1</text:p>
          </table:table-cell>
          <table:table-cell table:style-name="ce1" office:value-type="string" calcext:value-type="string">
            <text:p>Nb. de taxons Hab.2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édiment intertidal</text:p>
          </table:table-cell>
          <table:table-cell table:style-name="ce2" office:value-type="float" office:value="1.7" calcext:value-type="float">
            <text:p>1.7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7" calcext:value-type="float">
            <text:p>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Sédiment subtidal</text:p>
          </table:table-cell>
          <table:table-cell table:style-name="ce2" office:value-type="float" office:value="1.68" calcext:value-type="float">
            <text:p>1.6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Dunes côtières et rivages sableux</text:p>
          </table:table-cell>
          <table:table-cell table:style-name="ce2" office:value-type="float" office:value="2.28" calcext:value-type="float">
            <text:p>2.28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4" calcext:value-type="float">
            <text:p>3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Galets côtiers</text:p>
          </table:table-cell>
          <table:table-cell table:style-name="ce2" office:value-type="float" office:value="1.68" calcext:value-type="float">
            <text:p>1.6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Falaises, corniches et rivages rocheux, incluant le supralittoral</text:p>
          </table:table-cell>
          <table:table-cell table:style-name="ce2" office:value-type="float" office:value="1.7" calcext:value-type="float">
            <text:p>1.7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Eaux dormantes de surface</text:p>
          </table:table-cell>
          <table:table-cell table:style-name="ce2" office:value-type="float" office:value="2.2" calcext:value-type="float">
            <text:p>2.2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Eaux courantes de surfac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4" calcext:value-type="float">
            <text:p>3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Zones littorales des eaux de surface continentales</text:p>
          </table:table-cell>
          <table:table-cell table:style-name="ce2" office:value-type="float" office:value="2.13" calcext:value-type="float">
            <text:p>2.1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02" calcext:value-type="float">
            <text:p>10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Tourbières hautes et tourbières de couverture</text:p>
          </table:table-cell>
          <table:table-cell table:style-name="ce2" office:value-type="float" office:value="2.09" calcext:value-type="float">
            <text:p>2.09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Tourbières de vallées, bas-marais acides et tourbières de transition</text:p>
          </table:table-cell>
          <table:table-cell table:style-name="ce2" office:value-type="float" office:value="2.29" calcext:value-type="float">
            <text:p>2.29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Bas-marais riches en bases et tourbières des sources calcaires</text:p>
          </table:table-cell>
          <table:table-cell table:style-name="ce2" office:value-type="float" office:value="2.2" calcext:value-type="float">
            <text:p>2.2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Roselières sèches et cariçaies, normalement sans eau libre</text:p>
          </table:table-cell>
          <table:table-cell table:style-name="ce2" office:value-type="float" office:value="2.09" calcext:value-type="float">
            <text:p>2.09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Pelouses sèches</text:p>
          </table:table-cell>
          <table:table-cell table:style-name="ce2" office:value-type="float" office:value="1.58" calcext:value-type="float">
            <text:p>1.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68" calcext:value-type="float">
            <text:p>26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Prairies mésiques</text:p>
          </table:table-cell>
          <table:table-cell table:style-name="ce2" office:value-type="float" office:value="1.73" calcext:value-type="float">
            <text:p>1.7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8" calcext:value-type="float">
            <text:p>138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Prairies humides et prairies humides saisonnières</text:p>
          </table:table-cell>
          <table:table-cell table:style-name="ce2" office:value-type="float" office:value="1.98" calcext:value-type="float">
            <text:p>1.9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87" calcext:value-type="float">
            <text:p>8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Pelouses alpines et subalpines</text:p>
          </table:table-cell>
          <table:table-cell table:style-name="ce2" office:value-type="float" office:value="1.58" calcext:value-type="float">
            <text:p>1.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7" calcext:value-type="float">
            <text:p>1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Ourlets, clairières forestières et peuplements de grandes herbacées non graminoïdes</text:p>
          </table:table-cell>
          <table:table-cell table:style-name="ce2" office:value-type="float" office:value="1.48" calcext:value-type="float">
            <text:p>1.4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6" calcext:value-type="float">
            <text:p>18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Steppes salées continentales</text:p>
          </table:table-cell>
          <table:table-cell table:style-name="ce2" office:value-type="float" office:value="1.2" calcext:value-type="float">
            <text:p>1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Fourrés arctiques, alpins et subalpins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Fourrés tempérés et méditerranéo-montagnards</text:p>
          </table:table-cell>
          <table:table-cell table:style-name="ce2" office:value-type="float" office:value="0.93" calcext:value-type="float">
            <text:p>0.9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Landes arbustives tempéré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Maquis, matorrals arborescents et fourrés thermo-méditerranéens</text:p>
          </table:table-cell>
          <table:table-cell table:style-name="ce2" office:value-type="float" office:value="1.78" calcext:value-type="float">
            <text:p>1.7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Garrigues</text:p>
          </table:table-cell>
          <table:table-cell table:style-name="ce2" office:value-type="float" office:value="1.7" calcext:value-type="float">
            <text:p>1.7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Landes épineuses méditerranéennes (phryganes, landes-hérisson et végétation apparentée des falaises littorales)</text:p>
          </table:table-cell>
          <table:table-cell table:style-name="ce2" office:value-type="float" office:value="1.48" calcext:value-type="float">
            <text:p>1.4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Fourrés ripicoles et des bas-marais</text:p>
          </table:table-cell>
          <table:table-cell table:style-name="ce2" office:value-type="float" office:value="1.9" calcext:value-type="float">
            <text:p>1.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Forêts de feuillus caducifoliés</text:p>
          </table:table-cell>
          <table:table-cell table:style-name="ce2" office:value-type="float" office:value="1.28" calcext:value-type="float">
            <text:p>1.2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Forêts de feuillus sempervirents</text:p>
          </table:table-cell>
          <table:table-cell table:style-name="ce2" office:value-type="float" office:value="1.48" calcext:value-type="float">
            <text:p>1.4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2" office:value-type="string" calcext:value-type="string">
            <text:p>Forêts de conifères</text:p>
          </table:table-cell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2" office:value-type="string" calcext:value-type="string">
            <text:p>Alignements d'arbres, petits bois anthropiques, boisements récemment abattus, stades initiaux de boisements et taillis</text:p>
          </table:table-cell>
          <table:table-cell table:style-name="ce2" office:value-type="float" office:value="1.68" calcext:value-type="float">
            <text:p>1.6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Grottes, systèmes de grottes, passages et plans d'eau souterrains terrestres</text:p>
          </table:table-cell>
          <table:table-cell table:style-name="ce2" office:value-type="float" office:value="1.38" calcext:value-type="float">
            <text:p>1.3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Eboulis</text:p>
          </table:table-cell>
          <table:table-cell table:style-name="ce2" office:value-type="float" office:value="0.98" calcext:value-type="float">
            <text:p>0.9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Falaises continentales, pavements rocheux et affleurements rocheux</text:p>
          </table:table-cell>
          <table:table-cell table:style-name="ce2" office:value-type="float" office:value="0.98" calcext:value-type="float">
            <text:p>0.9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2" calcext:value-type="float">
            <text:p>13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Cultures et jardins maraîchers</text:p>
          </table:table-cell>
          <table:table-cell table:style-name="ce2" office:value-type="float" office:value="1.89" calcext:value-type="float">
            <text:p>1.8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35" calcext:value-type="float">
            <text:p>23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Bâtiments des villes et des villages</text:p>
          </table:table-cell>
          <table:table-cell table:style-name="ce2" office:value-type="float" office:value="1.6" calcext:value-type="float">
            <text:p>1.6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Feuille1.D1:Feuille1.D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355e00" style:text-align-source="fix" style:repeat-content="false" fo:border="0.06pt solid #0080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5c8526" fo:border="0.06pt solid #004a4a"/>
      <style:text-properties fo:color="#ffffff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ffff66" fo:font-weight="normal"/>
    </style:style>
    <style:style style:name="Card" style:family="table-cell" style:parent-style-name="Default">
      <style:table-cell-properties fo:background-color="#94bd5e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8000" fo:border-right="none" fo:border-top="0.06pt solid #008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8000"/>
    </style:style>
    <style:style style:name="Card_20_TR" style:display-name="Card TR" style:family="table-cell" style:parent-style-name="Card">
      <style:table-cell-properties fo:border-bottom="none" fo:border-left="none" fo:border-right="0.06pt solid #008000" fo:border-top="0.06pt solid #008000"/>
    </style:style>
    <style:style style:name="Card_20_L" style:display-name="Card L" style:family="table-cell" style:parent-style-name="Card">
      <style:table-cell-properties fo:border-bottom="none" fo:border-left="0.06pt solid #008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8000" fo:border-top="none"/>
    </style:style>
    <style:style style:name="Card_20_B" style:display-name="Card B" style:family="table-cell" style:parent-style-name="Card">
      <style:table-cell-properties fo:border-bottom="0.06pt solid #008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8000" fo:border-left="0.06pt solid #008000" fo:border-right="none" fo:border-top="none"/>
    </style:style>
    <style:style style:name="Card_20_BR" style:display-name="Card BR" style:family="table-cell" style:parent-style-name="Card">
      <style:table-cell-properties fo:border-bottom="0.06pt solid #008000" fo:border-left="none" fo:border-right="0.06pt solid #008000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2T20:58:36.433000000</dc:date>
    <meta:editing-duration>PT12M53S</meta:editing-duration>
    <meta:editing-cycles>3</meta:editing-cycles>
    <meta:generator>LibreOffice/7.4.3.2$Windows_X86_64 LibreOffice_project/1048a8393ae2eeec98dff31b5c133c5f1d08b890</meta:generator>
    <meta:document-statistic meta:table-count="1" meta:cell-count="210" meta:object-count="0"/>
  </office:meta>
</office:document-meta>
</file>